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tel first slid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ext first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tel second sli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rst line</text:p>
              </text:list-item>
              <text:list-item>
                <text:p>second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19:44:12.819669271</meta:creation-date>
    <dc:date>2016-12-27T19:46:05.619456459</dc:date>
    <meta:editing-duration>PT1M53S</meta:editing-duration>
    <meta:editing-cycles>1</meta:editing-cycles>
    <meta:document-statistic meta:object-count="29"/>
    <meta:generator>LibreOffice/5.1.4.2$Linux_X86_64 LibreOffice_project/10m0$Build-2</meta:generator>
  </office:meta>
</office:document-meta>
</file>